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86B3CDD20346E234BB.png" manifest:media-type="image/png"/>
  <manifest:file-entry manifest:full-path="Pictures/10000201000001C60000013FC8FD041C4AFE710D.png" manifest:media-type="image/png"/>
  <manifest:file-entry manifest:full-path="Pictures/10000201000000DD000000A609E3CD67A588E7B9.png" manifest:media-type="image/pn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4b9c8f" officeooo:paragraph-rsid="00897cb3"/>
    </style:style>
    <style:style style:name="P10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1" style:family="paragraph" style:parent-style-name="Text_20_body">
      <style:text-properties officeooo:rsid="03254d29" officeooo:paragraph-rsid="00897cb3"/>
    </style:style>
    <style:style style:name="P12" style:family="paragraph" style:parent-style-name="Text_20_body">
      <style:text-properties officeooo:rsid="02502318" officeooo:paragraph-rsid="00897cb3"/>
    </style:style>
    <style:style style:name="P13" style:family="paragraph" style:parent-style-name="Text_20_body">
      <style:text-properties officeooo:rsid="033173b4" officeooo:paragraph-rsid="00897cb3"/>
    </style:style>
    <style:style style:name="P14" style:family="paragraph" style:parent-style-name="Text_20_body">
      <style:text-properties officeooo:rsid="024d0975" officeooo:paragraph-rsid="00897cb3"/>
    </style:style>
    <style:style style:name="P15" style:family="paragraph" style:parent-style-name="Text_20_body">
      <style:text-properties officeooo:rsid="032c4d2d" officeooo:paragraph-rsid="00897cb3"/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rsid="024b9c8f" officeooo:paragraph-rsid="00897cb3"/>
    </style:style>
    <style:style style:name="P18" style:family="paragraph" style:parent-style-name="Horizontal_20_Line">
      <style:text-properties officeooo:paragraph-rsid="00897cb3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0897cb3"/>
    </style:style>
    <style:style style:name="P24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3">
      <style:text-properties officeooo:paragraph-rsid="00897c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76707c" style:font-size-asian="10pt" style:font-size-complex="10pt"/>
    </style:style>
    <style:style style:name="T4" style:family="text">
      <style:text-properties fo:font-size="10pt" officeooo:rsid="008cf458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fo:font-size="10pt" officeooo:rsid="00883474" style:font-size-asian="10pt" style:font-size-complex="10pt"/>
    </style:style>
    <style:style style:name="T7" style:family="text">
      <style:text-properties fo:font-size="10pt" officeooo:rsid="008da300" style:font-size-asian="10pt" style:font-size-complex="10pt"/>
    </style:style>
    <style:style style:name="T8" style:family="text">
      <style:text-properties officeooo:rsid="032c4d2d"/>
    </style:style>
    <style:style style:name="T9" style:family="text">
      <style:text-properties officeooo:rsid="033173b4"/>
    </style:style>
    <style:style style:name="T10" style:family="text">
      <style:text-properties officeooo:rsid="00897c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1.3 Editors - Shade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3 Editors - Shader Editor - Header - View Menu</text:p>
          </text:index-title>
          <text:p text:style-name="P7"><text:a xlink:type="simple" xlink:href="#__RefHeading___Toc196_1295799078" text:style-name="Index_20_Link" text:visited-style-name="Index_20_Link">View Menu<text:tab/>1</text:a></text:p>
          <text:p text:style-name="P8"><text:a xlink:type="simple" xlink:href="#__RefHeading___Toc684_3225492875" text:style-name="Index_20_Link" text:visited-style-name="Index_20_Link">Toolbar<text:tab/>1</text:a></text:p>
          <text:p text:style-name="P8"><text:a xlink:type="simple" xlink:href="#__RefHeading___Toc686_3225492875" text:style-name="Index_20_Link" text:visited-style-name="Index_20_Link">Sidebar<text:tab/>1</text:a></text:p>
          <text:p text:style-name="P8"><text:a xlink:type="simple" xlink:href="#__RefHeading___Toc985_3415296851" text:style-name="Index_20_Link" text:visited-style-name="Index_20_Link">Zoom In<text:tab/>2</text:a></text:p>
          <text:p text:style-name="P8"><text:a xlink:type="simple" xlink:href="#__RefHeading___Toc987_3415296851" text:style-name="Index_20_Link" text:visited-style-name="Index_20_Link">Zoom Out<text:tab/>2</text:a></text:p>
          <text:p text:style-name="P8"><text:a xlink:type="simple" xlink:href="#__RefHeading___Toc989_3415296851" text:style-name="Index_20_Link" text:visited-style-name="Index_20_Link">Zoom Border<text:tab/>2</text:a></text:p>
          <text:p text:style-name="P8"><text:a xlink:type="simple" xlink:href="#__RefHeading___Toc991_3415296851" text:style-name="Index_20_Link" text:visited-style-name="Index_20_Link">View Selected<text:tab/>2</text:a></text:p>
          <text:p text:style-name="P8"><text:a xlink:type="simple" xlink:href="#__RefHeading___Toc1600_976454963" text:style-name="Index_20_Link" text:visited-style-name="Index_20_Link">View All<text:tab/>2</text:a></text:p>
          <text:p text:style-name="P8"><text:a xlink:type="simple" xlink:href="#__RefHeading___Toc1604_976454963" text:style-name="Index_20_Link" text:visited-style-name="Index_20_Link">Area<text:tab/>2</text:a></text:p>
          <text:p text:style-name="P16"><text:a xlink:type="simple" xlink:href="#__RefHeading___Toc1608_976454963" text:style-name="Index_20_Link" text:visited-style-name="Index_20_Link">Horizontal Split<text:tab/>2</text:a></text:p>
          <text:p text:style-name="P16"><text:a xlink:type="simple" xlink:href="#__RefHeading___Toc1610_976454963" text:style-name="Index_20_Link" text:visited-style-name="Index_20_Link">Vertical Split<text:tab/>2</text:a></text:p>
          <text:p text:style-name="P16"><text:a xlink:type="simple" xlink:href="#__RefHeading___Toc1612_976454963" text:style-name="Index_20_Link" text:visited-style-name="Index_20_Link">Duplicate Area into New Window<text:tab/>2</text:a></text:p>
          <text:p text:style-name="P16"><text:a xlink:type="simple" xlink:href="#__RefHeading___Toc1614_976454963" text:style-name="Index_20_Link" text:visited-style-name="Index_20_Link">Toggle Maximize Area<text:tab/>2</text:a></text:p>
          <text:p text:style-name="P16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P2"/>
      <text:p text:style-name="P2"/>
      <text:p text:style-name="P2"/>
      <text:p text:style-name="Standard"/>
      <table:table table:name="Tabelle1" table:style-name="Tabelle1">
        <table:table-column table:style-name="Tabelle1.A"/>
        <table:table-row table:style-name="TableLine1835987346800">
          <table:table-cell table:style-name="Tabelle1.A1" office:value-type="string">
            <text:h text:style-name="P22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6"/>
      <text:p text:style-name="P3"><draw:frame draw:style-name="fr2" draw:name="Bild102" text:anchor-type="paragraph" svg:y="0.007cm" svg:width="7.691cm" svg:height="5.399cm" draw:z-index="0"><draw:image xlink:href="Pictures/10000201000001C60000013FC8FD041C4AFE710D.png" xlink:type="simple" xlink:show="embed" xlink:actuate="onLoad" loext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2"><draw:frame draw:style-name="fr2" draw:name="Bild2" text:anchor-type="paragraph" svg:y="0.508cm" svg:width="1.619cm" svg:height="2.27cm" draw:z-index="2"><draw:image xlink:href="Pictures/100002010000006000000086B3CDD20346E234BB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10">Shows or hides the toolbar at the left.</text:p>
      <text:p text:style-name="P11"/>
      <text:h text:style-name="P23" text:outline-level="2"><draw:frame draw:style-name="fr1" draw:name="Bild1" text:anchor-type="paragraph" svg:x="14.94cm" svg:y="0.506cm" svg:width="3.739cm" svg:height="2.81cm" draw:z-index="1"><draw:image xlink:href="Pictures/10000201000000DD000000A609E3CD67A588E7B9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1">Shows or hides the sidebar at the right in the viewport.</text:p>
      <text:p text:style-name="P11"/>
      <text:p text:style-name="P9"/>
      <text:p text:style-name="P17"/>
      <text:h text:style-name="P23" text:outline-level="2"><text:bookmark-start text:name="__RefHeading___Toc985_3415296851"/><text:soft-page-break/>Zoom In<text:bookmark-end text:name="__RefHeading___Toc985_3415296851"/></text:h>
      <text:p text:style-name="P12">Zooms into the viewport. </text:p>
      <text:h text:style-name="P23" text:outline-level="2"><text:bookmark-start text:name="__RefHeading___Toc987_3415296851"/>Zoom Out<text:bookmark-end text:name="__RefHeading___Toc987_3415296851"/></text:h>
      <text:p text:style-name="P12">Zooms out of the viewport.</text:p>
      <text:h text:style-name="P23" text:outline-level="2"><text:bookmark-start text:name="__RefHeading___Toc989_3415296851"/>Zoom Border<text:bookmark-end text:name="__RefHeading___Toc989_3415296851"/></text:h>
      <text:p text:style-name="P12">Draws a rectangle and zooms then to fit the size of this rectangle.</text:p>
      <text:p text:style-name="P12">Zooming in is done with drawing the rectangle with left mouse button. Zooming out is done with drawing the rectangle with middle mouse button.</text:p>
      <text:h text:style-name="P24" text:outline-level="2"><text:bookmark-start text:name="__RefHeading___Toc991_3415296851"/>View Selected<text:bookmark-end text:name="__RefHeading___Toc991_3415296851"/></text:h>
      <text:p text:style-name="P13">Z<text:span text:style-name="T10">ooms to the selection.</text:span></text:p>
      <text:h text:style-name="P23" text:outline-level="2"><text:bookmark-start text:name="__RefHeading___Toc1600_976454963"/>View All<text:bookmark-end text:name="__RefHeading___Toc1600_976454963"/></text:h>
      <text:p text:style-name="P14">View all zooms in or out <text:span text:style-name="T8">in the viewport </text:span>until all objects in the scene are displayed fitting in the viewport.</text:p>
      <text:p text:style-name="P18"/>
      <text:h text:style-name="P23" text:outline-level="2"><draw:frame draw:style-name="fr2" draw:name="Bild12" text:anchor-type="paragraph" svg:y="0.392cm" svg:width="7.84cm" svg:height="2.17cm" draw:z-index="3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5">This menu contains general view functionality. And exists in most other editor types too<text:span text:style-name="T9">.</text:span></text:p>
      <text:h text:style-name="P25" text:outline-level="3"><text:bookmark-start text:name="__RefHeading___Toc1608_976454963"/>Horizontal Split<text:bookmark-end text:name="__RefHeading___Toc1608_976454963"/></text:h>
      <text:p text:style-name="P15">Splits the current view horizontally into two independent editor windows.</text:p>
      <text:h text:style-name="P25" text:outline-level="3"><text:bookmark-start text:name="__RefHeading___Toc1610_976454963"/>Vertical Split<text:bookmark-end text:name="__RefHeading___Toc1610_976454963"/></text:h>
      <text:p text:style-name="P15">Splits the current view vertically into two independent editor windows.</text:p>
      <text:h text:style-name="P25" text:outline-level="3"><draw:frame draw:style-name="fr1" draw:name="Bild14" text:anchor-type="paragraph" svg:x="11.707cm" svg:y="0.395cm" svg:width="7.05cm" svg:height="5.211cm" draw:z-index="4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4">Duplicate Area into New Window makes the selected editor window floating. You can then drag it around at the monitor.<text:span text:style-name="T8"> It is not connected with the rest of the UI anymore.</text:span></text:p>
      <text:p text:style-name="P14">A separated window cannot be merged into the main window again. You have to close it when not longer needed.</text:p>
      <text:h text:style-name="P25" text:outline-level="3"><text:bookmark-start text:name="__RefHeading___Toc1614_976454963"/>Toggle Maximize Area<text:bookmark-end text:name="__RefHeading___Toc1614_976454963"/></text:h>
      <text:p text:style-name="P9">Displays the editor maximized with menus.</text:p>
      <text:p text:style-name="P9">To return from the maximized view press hotkey ctrl + spacebar. Or reuse the menu item in the area menu.</text:p>
      <text:h text:style-name="P25" text:outline-level="3"><text:bookmark-start text:name="__RefHeading___Toc1616_976454963"/><text:soft-page-break/>Toggle Full screen Area<text:bookmark-end text:name="__RefHeading___Toc1616_976454963"/></text:h>
      <text:p text:style-name="P9">Displays the editor maximized without menus.</text:p>
      <text:p text:style-name="P9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da300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</text:span><text:span text:style-name="MT4">.</text:span><text:span text:style-name="MT5">3</text:span><text:span text:style-name="MT1"> Editors - S</text:span><text:span text:style-name="MT2">hader</text:span><text:span text:style-name="MT1">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2M7S</meta:editing-duration>
    <meta:editing-cycles>106</meta:editing-cycles>
    <meta:generator>LibreOffice/6.4.7.2$Windows_X86_64 LibreOffice_project/639b8ac485750d5696d7590a72ef1b496725cfb5</meta:generator>
    <dc:date>2020-12-14T20:39:38.345000000</dc:date>
    <meta:document-statistic meta:table-count="1" meta:image-count="5" meta:object-count="0" meta:page-count="3" meta:paragraph-count="51" meta:word-count="340" meta:character-count="1865" meta:non-whitespace-character-count="1573"/>
    <meta:template xlink:type="simple" xlink:actuate="onRequest" xlink:title="standard1cm" xlink:href="../../../AppData/Roaming/LibreOffice/4/user/template/standard1cm.ott" meta:date="2016-03-29T12:51:21.206000000"/>
  </office:meta>
</office:document-meta>
</file>